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margin-top="0.762cm" fo:margin-bottom="0cm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arting configuration</text:p>
          </draw:text-box>
        </draw:frame>
        <draw:frame draw:style-name="gr1" draw:text-style-name="P3" draw:layer="layout" svg:width="24.13cm" svg:height="14.478cm" svg:x="1.524cm" svg:y="4.572cm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2"><text:span text:style-name="T2">Hand (must be different)</text:span></text:p>
              </text:list-item>
              <text:list-item>
                <text:p text:style-name="P2"><text:span text:style-name="T2">Big and small blind’s bet (must be twice more then small blind)</text:span></text:p>
              </text:list-item>
              <text:list-item>
                <text:p text:style-name="P2"><text:span text:style-name="T2">Number of players</text:span></text:p>
              </text:list-item>
              <text:list-item>
                <text:p text:style-name="P2"><text:span text:style-name="T2">Position of user</text:span></text:p>
              </text:list-item>
              <text:list-item>
                <text:p text:style-name="P2"><text:span text:style-name="T2">Invalid configuration is not able to accepted</text:span></text:p>
              </text:list-item>
              <text:list-item>
                <text:p text:style-name="P2"><text:span text:style-name="T2">Raising role: Fix limit (preflop, flop: big blind – turn, river: 2*big blind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flop strategy</text:p>
          </draw:text-box>
        </draw:frame>
        <draw:frame presentation:style-name="pr3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Simple strategy</text:span></text:p>
              </text:list-item>
              <text:list-item>
                <text:p text:style-name="P5"><text:span text:style-name="T3">Evaluate the starting hand and all of possible opponent cards using ChenFormula (considering same values, colors, cards distance)</text:span></text:p>
              </text:list-item>
              <text:list-item>
                <text:p text:style-name="P5"><text:span text:style-name="T3">Count how many are strongest and how many the chance is for a strongest starting hand. </text:span></text:p>
              </text:list-item>
              <text:list-item>
                <text:p text:style-name="P5"><text:span text:style-name="T3">Strong hand →Raise</text:span></text:p>
              </text:list-item>
              <text:list-item>
                <text:p text:style-name="P5"><text:span text:style-name="T3">Medium hand → Considering opponents decision (number of raises)</text:span></text:p>
              </text:list-item>
              <text:list-item>
                <text:p text:style-name="P5"><text:span text:style-name="T3">Weak hand (long distance, not same, small values..) → fold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ability distribution</text:p>
          </draw:text-box>
        </draw:frame>
        <draw:frame presentation:style-name="pr3" draw:text-style-name="P6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4">Using for calculating chance</text:span></text:p>
              </text:list-item>
              <text:list-item>
                <text:p text:style-name="P6"><text:span text:style-name="T4">For winning we should have the strongest hand : “How </text:span><text:span text:style-name="T4">many the chance for I am the strongest player?”</text:span></text:p>
                <text:p text:style-name="P6"><text:span text:style-name="T4"/></text:p>
              </text:list-item>
            </text:list>
          </draw:text-box>
        </draw:frame>
        <draw:frame draw:style-name="gr3" draw:text-style-name="P7" draw:layer="layout" svg:width="1.999cm" svg:height="0.999cm" svg:x="2.676cm" svg:y="10.03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7" draw:layer="layout" svg:width="1.999cm" svg:height="0.999cm" svg:x="13.111cm" svg:y="10.0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7" draw:layer="layout" svg:width="2.48cm" svg:height="1.987cm" svg:x="2.433cm" svg:y="13.65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0T19:34:10.075817837</meta:creation-date>
    <dc:date>2016-09-20T21:51:18.033991045</dc:date>
    <meta:editing-duration>PT5S</meta:editing-duration>
    <meta:editing-cycles>1</meta:editing-cycles>
    <meta:document-statistic meta:object-count="36"/>
    <meta:generator>LibreOffice/5.1.4.2$Linux_X86_64 LibreOffice_project/10m0$Build-2</meta:generator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frac>
      <mrow>
        <mrow>
          <mo fence="true" stretchy="false">(</mo>
          <mrow>
            <mtable>
              <mtr>
                <mtd>
                  <mi>M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row>
          <mo fence="true" stretchy="false">(</mo>
          <mrow>
            <mtable>
              <mtr>
                <mtd>
                  <mrow>
                    <mi>N</mi>
                    <mo stretchy="false">−</mo>
                    <mi>M</mi>
                  </mrow>
                </mtd>
              </mtr>
              <mtr>
                <mtd>
                  <mrow>
                    <mi>M</mi>
                    <mo stretchy="false">−</mo>
                    <mi>k</mi>
                  </mrow>
                </mtd>
              </mtr>
            </mtable>
          </mrow>
          <mo fence="true" stretchy="false">)</mo>
        </mrow>
      </mrow>
      <mtable>
        <mtr>
          <mtd>
            <mi>N</mi>
          </mtd>
        </mtr>
        <mtr>
          <mtd>
            <mi>n</mi>
          </mtd>
        </mtr>
      </mtable>
    </mfrac>
    <annotation encoding="StarMath 5.0">{(binom{M}{k})(binom{N-M}{M-k})} over {binom{N}{ n }} </annotation>
  </semantics>
</math>
</file>